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Myriad Pro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07in" fo:margin-left="-0.0208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.07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1pt solid #00000a" fo:border-right="1pt solid #00000a" fo:border-top="none" fo:border-bottom="1pt solid #00000a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paragraph-properties fo:text-align="end" style:justify-single-word="false"/>
      <style:text-properties style:font-name="Abyssinica SIL" fo:font-size="13pt" fo:font-weight="normal" officeooo:rsid="001ab754" officeooo:paragraph-rsid="001c3744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style:font-name="Abyssinica SIL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style:font-name="Abyssinica SIL" fo:font-size="12pt" fo:font-weight="bold" style:font-size-asian="12pt" style:font-weight-asian="bold" style:font-name-complex="Calibri1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style:font-name="Abyssinica SIL" fo:font-size="12pt" style:font-size-asian="12pt" style:font-name-complex="Calibri1"/>
    </style:style>
    <style:style style:name="P6" style:family="paragraph" style:parent-style-name="Standard">
      <style:paragraph-properties fo:margin-top="0.0835in" fo:margin-bottom="0.0835in" style:contextual-spacing="false" fo:line-height="100%"/>
      <style:text-properties style:font-name="Abyssinica SIL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byssinica SIL" fo:font-size="13pt" fo:font-weight="normal" officeooo:rsid="001ab754" officeooo:paragraph-rsid="001c3744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Abyssinica SIL" fo:font-size="12pt" fo:font-weight="bold" style:font-size-asian="12pt" style:font-weight-asian="bold" style:font-name-complex="Calibri1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style:font-name="Abyssinica SIL" fo:font-size="12pt" fo:font-weight="bold" style:font-size-asian="12pt" style:font-weight-asian="bold" style:font-name-complex="Calibri1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Abyssinica SIL" officeooo:rsid="001c389d" officeooo:paragraph-rsid="001c389d"/>
    </style:style>
    <style:style style:name="P11" style:family="paragraph" style:parent-style-name="Standard">
      <style:paragraph-properties fo:margin-top="0.0835in" fo:margin-bottom="0.0835in" style:contextual-spacing="false" fo:line-height="100%"/>
      <style:text-properties fo:color="#000000" style:font-name="Abyssinica SIL" fo:font-size="12pt" style:font-name-asian="Times New Roman1" style:font-size-asian="12pt" style:font-name-complex="Arial1" style:font-size-complex="12pt"/>
    </style:style>
    <style:style style:name="P12" style:family="paragraph" style:parent-style-name="Standard">
      <style:paragraph-properties fo:margin-top="0.0835in" fo:margin-bottom="0.0835in" style:contextual-spacing="false" fo:line-height="100%"/>
      <style:text-properties fo:color="#000000" style:font-name="Abyssinica SIL" fo:font-size="12pt" fo:font-style="italic" style:font-name-asian="Times New Roman1" style:font-size-asian="12pt" style:font-style-asian="italic" style:font-name-complex="Arial1" style:font-size-complex="12pt" style:font-style-complex="italic"/>
    </style:style>
    <style:style style:name="T1" style:family="text">
      <style:text-properties fo:font-size="12pt" style:font-size-asian="12pt" style:font-name-complex="Calibri1"/>
    </style:style>
    <style:style style:name="T2" style:family="text">
      <style:text-properties fo:color="#000000" style:text-position="sub 58%" fo:font-size="12pt" style:font-name-asian="Times New Roman1" style:font-size-asian="12pt" style:font-name-complex="Arial1" style:font-size-complex="12pt"/>
    </style:style>
    <style:style style:name="T3" style:family="text">
      <style:text-properties fo:color="#000000" fo:font-size="12pt" style:font-name-asian="Times New Roman1" style:font-size-asian="12pt" style:font-name-complex="Arial1" style:font-size-complex="12pt"/>
    </style:style>
    <style:style style:name="T4" style:family="text">
      <style:text-properties fo:color="#000000" fo:font-size="12pt" fo:font-style="italic" style:font-name-asian="Times New Roman1" style:font-size-asian="12pt" style:font-style-asian="italic" style:font-name-complex="Arial1" style:font-size-complex="12pt" style:font-style-complex="italic"/>
    </style:style>
    <style:style style:name="T5" style:family="text">
      <style:text-properties fo:color="#000000" fo:font-size="12pt" fo:font-weight="bold" style:font-name-asian="Times New Roman1" style:font-size-asian="12pt" style:font-weight-asian="bold" style:font-name-complex="Arial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ujtaba Shahid Faizi</text:p>
      <text:p text:style-name="P2">BSCS-5A</text:p>
      <text:p text:style-name="P2">#131818</text:p>
      <text:p text:style-name="P2"><text:bookmark text:name="_GoBack"/>Lab11(a) of Compiler Construction</text:p>
      <text:p text:style-name="P1"/>
      <text:p text:style-name="P8">For the given S-attributed grammar: </text:p>
      <text:p text:style-name="P4">Decl −&gt; Type VarList Type −&gt; integer Type −&gt; float VarList −&gt; id , VarList VarList −&gt; id </text:p>
      <text:p text:style-name="P4"/>
      <text:p text:style-name="P4"/>
      <text:p text:style-name="P4">Write the syntax directed definition (SDD) to find the type of variable(s) in a declaration statement and implement it in Bison. Print on console the value of each of the inherited attribute in the SDD.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D ---&gt;TL</text:p>
          </table:table-cell>
          <table:table-cell table:style-name="Table1.B1" office:value-type="string">
            <text:p text:style-name="P6"><text:span text:style-name="T4">L.inh</text:span><text:span text:style-name="T3">=</text:span><text:span text:style-name="T4">T.typ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T ---&gt;</text:span><text:span text:style-name="T4">int</text:span></text:p>
          </table:table-cell>
          <table:table-cell table:style-name="Table1.B1" office:value-type="string">
            <text:p text:style-name="P6"><text:span text:style-name="T4">T.type</text:span><text:span text:style-name="T3">=intege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T ---&gt;</text:span><text:span text:style-name="T4">float</text:span></text:p>
          </table:table-cell>
          <table:table-cell table:style-name="Table1.B1" office:value-type="string">
            <text:p text:style-name="P6"><text:span text:style-name="T4">T.type</text:span><text:span text:style-name="T3">=</text:span><text:span text:style-name="T4">floa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L ---&gt; L</text:span><text:span text:style-name="T2">1</text:span><text:span text:style-name="T3">,</text:span><text:span text:style-name="T5">id</text:span></text:p>
          </table:table-cell>
          <table:table-cell table:style-name="Table1.B1" office:value-type="string">
            <text:p text:style-name="P6"><text:span text:style-name="T3">L</text:span><text:span text:style-name="T2">1</text:span><text:span text:style-name="T3">.inh =</text:span><text:span text:style-name="T4">L.inh</text:span></text:p>
            <text:p text:style-name="P12">addType (id.entry, Linh)</text:p>
          </table:table-cell>
        </table:table-row>
        <table:table-row table:style-name="Table1.1">
          <table:table-cell table:style-name="Table1.A1" office:value-type="string">
            <text:p text:style-name="P6"><text:span text:style-name="T3">L ---&gt;</text:span><text:span text:style-name="T5">id</text:span></text:p>
          </table:table-cell>
          <table:table-cell table:style-name="Table1.B1" office:value-type="string">
            <text:p text:style-name="P12">addType (id.entry, L.inh)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">Show the tranlstion of the implemented SDD for the declaration statement <text:s/>integer x, y. <text:s/></text:span></text:p>
      <text:p text:style-name="P5"/>
      <text:p text:style-name="P10">%{</text:p>
      <text:p text:style-name="P10"><text:tab/>#include&lt;stdio.h&gt;</text:p>
      <text:p text:style-name="P10"><text:tab/>#include&lt;stdlib.h&gt;</text:p>
      <text:p text:style-name="P10"><text:tab/>extern int yylex();</text:p>
      <text:p text:style-name="P10">%}</text:p>
      <text:p text:style-name="P10"></text:p>
      <text:p text:style-name="P10">%union {</text:p>
      <text:p text:style-name="P10"><text:tab/>int i;</text:p>
      <text:p text:style-name="P10"><text:tab/>float f;</text:p>
      <text:p text:style-name="P10">}</text:p>
      <text:p text:style-name="P10"></text:p>
      <text:p text:style-name="P10">%token &lt;i&gt; INTT</text:p>
      <text:p text:style-name="P10">%token &lt;f&gt; FOLL</text:p>
      <text:p text:style-name="P10"></text:p>
      <text:p text:style-name="P10">%% </text:p>
      <text:p text:style-name="P10">S : E<text:tab/><text:tab/>{printf("%d \n", $1); }</text:p>
      <text:p text:style-name="P10"><text:s text:c="2"/>;</text:p>
      <text:p text:style-name="P10">E : F T <text:tab/>{}</text:p>
      <text:p text:style-name="P10"><text:s text:c="2"/>;</text:p>
      <text:p text:style-name="P10">F : INTT<text:tab/>{}</text:p>
      <text:p text:style-name="P10"><text:s text:c="2"/>| FOLL<text:tab/>{}</text:p>
      <text:p text:style-name="P10"><text:s text:c="2"/>;</text:p>
      <text:p text:style-name="P10">T : id , T<text:tab/>{}</text:p>
      <text:p text:style-name="P10"><text:s text:c="2"/>| id</text:p>
      <text:p text:style-name="P10"><text:s text:c="2"/>;</text:p>
      <text:p text:style-name="P10"><text:soft-page-break/>%%</text:p>
      <text:p text:style-name="P10"></text:p>
      <text:p text:style-name="P10">int main()</text:p>
      <text:p text:style-name="P10">{</text:p>
      <text:p text:style-name="P10"><text:tab/>yyparse();</text:p>
      <text:p text:style-name="P10"><text:tab/>return 0;</text:p>
      <text:p text:style-name="P10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Myriad Pro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if</meta:initial-creator>
    <meta:editing-cycles>10</meta:editing-cycles>
    <meta:creation-date>2018-12-23T07:05:00</meta:creation-date>
    <dc:date>2018-12-23T21:16:09.786574713</dc:date>
    <meta:editing-duration>PT8S</meta:editing-duration>
    <meta:generator>LibreOffice/4.2.8.2$Linux_X86_64 LibreOffice_project/420m0$Build-2</meta:generator>
    <meta:document-statistic meta:table-count="1" meta:image-count="0" meta:object-count="0" meta:page-count="3" meta:paragraph-count="51" meta:word-count="168" meta:character-count="911" meta:non-whitespace-character-count="7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